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6" style:family="graphic" style:parent-style-name="Text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358cm" svg:x="11.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62cm" svg:y1="13.065cm" svg:x2="11.16cm" svg:y2="14.652cm">
          <text:p/>
        </draw:line>
        <draw:line draw:style-name="gr3" draw:text-style-name="P2" draw:layer="layout" svg:x1="8.62cm" svg:y1="14.97cm" svg:x2="11.16cm" svg:y2="14.97cm">
          <text:p/>
        </draw:line>
        <draw:line draw:style-name="gr4" draw:text-style-name="P2" draw:layer="layout" svg:x1="8.62cm" svg:y1="16.875cm" svg:x2="11.16cm" svg:y2="15.287cm">
          <text:p/>
        </draw:line>
        <draw:line draw:style-name="gr5" draw:text-style-name="P2" draw:layer="layout" svg:x1="13.7cm" svg:y1="14.97cm" svg:x2="15.605cm" svg:y2="14.97cm">
          <text:p/>
        </draw:line>
        <draw:frame draw:style-name="gr6" draw:text-style-name="P3" draw:layer="layout" svg:width="0.425cm" svg:height="0.89cm" svg:x="8.208cm" svg:y="12.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0.43cm" svg:height="0.89cm" svg:x="8.209cm" svg:y="14.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3" draw:layer="layout" svg:width="0.438cm" svg:height="0.89cm" svg:x="8.21cm" svg:y="16.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3" draw:layer="layout" svg:width="0.387cm" svg:height="0.783cm" svg:x="15.711cm" svg:y="14.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3" draw:layer="layout" svg:width="1.577cm" svg:height="0.582cm" svg:x="11.805cm" svg:y="14.65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3" draw:layer="layout" svg:width="0.735cm" svg:height="0.89cm" svg:x="9.309cm" svg:y="12.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3" draw:layer="layout" svg:width="0.74cm" svg:height="0.89cm" svg:x="9.31cm" svg:y="14.1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3" draw:layer="layout" svg:width="0.748cm" svg:height="0.89cm" svg:x="9.311cm" svg:y="16.2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16T20:17:59.473904891</dc:date>
    <meta:editing-duration>PT8M37S</meta:editing-duration>
    <meta:editing-cycles>3</meta:editing-cycles>
    <meta:generator>LibreOffice/7.6.4.1$Linux_X86_64 LibreOffice_project/60$Build-1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2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3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4/content.xml><?xml version="1.0" encoding="utf-8"?>
<math xmlns="http://www.w3.org/1998/Math/MathML" display="block">
  <semantics>
    <mi>o</mi>
    <annotation encoding="StarMath 5.0">o</annotation>
  </semantics>
</math>
</file>

<file path=Object 5/content.xml><?xml version="1.0" encoding="utf-8"?>
<math xmlns="http://www.w3.org/1998/Math/MathML" display="block">
  <semantics>
    <mrow>
      <mi>fact</mi>
      <mrow>
        <mo fence="true" form="prefix" stretchy="false">(</mo>
        <mrow>
          <mrow>
            <mo stretchy="false">∑</mo>
            <mrow/>
          </mrow>
        </mrow>
        <mo fence="true" form="postfix" stretchy="false">)</mo>
      </mrow>
    </mrow>
    <annotation encoding="StarMath 5.0">func fact(sum{})</annotation>
  </semantics>
</math>
</file>

<file path=Object 6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7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8/content.xml><?xml version="1.0" encoding="utf-8"?>
<math xmlns="http://www.w3.org/1998/Math/MathML" display="block">
  <semantics>
    <msub>
      <mi>w</mi>
      <mn>3</mn>
    </msub>
    <annotation encoding="StarMath 5.0">w_3</annotation>
  </semantics>
</math>
</file>